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et.getForm( String 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getFo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setVariant( String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ge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Set.is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merge( FormSet depen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Se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process( Map globalConsta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Set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addConsta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Set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getTyp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mSet.displayKe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mSet.is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t.addForm( Form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Se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